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2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4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5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kusz6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7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8" table:style-name="ta1">
        <table:table-column table:style-name="co1" table:number-columns-repeated="6" table:default-cell-style-name="Default"/>
        <table:table-row table:style-name="ro1"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grhh4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3"/>
          <table:table-cell office:value-type="float" office:value="4545" calcext:value-type="float">
            <text:p>4545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fgbyjuki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7878i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ege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rg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0T14:04:58.807000000</dc:date>
    <meta:editing-duration>PT1H14M54S</meta:editing-duration>
    <meta:editing-cycles>4</meta:editing-cycles>
    <meta:generator>LibreOffice/7.4.0.3$Windows_X86_64 LibreOffice_project/f85e47c08ddd19c015c0114a68350214f7066f5a</meta:generator>
    <meta:document-statistic meta:table-count="8" meta:cell-count="23" meta:object-count="0"/>
  </office:meta>
</office:document-meta>
</file>